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eading_20_2">
      <style:paragraph-properties fo:margin-left="0in" fo:margin-right="0in" fo:margin-top="0in" fo:margin-bottom="0.2098in" style:contextual-spacing="false" fo:text-indent="0in" style:auto-text-indent="false"/>
      <style:text-properties fo:background-color="#1e293b" loext:padding="0in" loext:border="none"/>
    </style:style>
    <style:style style:name="P3" style:family="paragraph" style:parent-style-name="Text_20_body">
      <style:paragraph-properties fo:margin-left="0in" fo:margin-right="0in" fo:margin-top="0in" fo:margin-bottom="0.2098in" style:contextual-spacing="false" fo:text-indent="0in" style:auto-text-indent="false"/>
      <style:text-properties fo:background-color="#1e293b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.2098in" style:contextual-spacing="false" fo:text-indent="0in" style:auto-text-indent="false"/>
      <style:text-properties fo:background-color="#1e293b" loext:padding="0in" loext:border="none"/>
    </style:style>
    <style:style style:name="P5" style:family="paragraph" style:parent-style-name="Text_20_body" style:list-style-name="L2">
      <style:paragraph-properties fo:margin-left="0in" fo:margin-right="0in" fo:margin-top="0in" fo:margin-bottom="0.2098in" style:contextual-spacing="false" fo:text-indent="0in" style:auto-text-indent="false"/>
      <style:text-properties fo:background-color="#1e293b" loext:padding="0in" loext:border="none"/>
    </style:style>
    <style:style style:name="P6" style:family="paragraph" style:parent-style-name="Text_20_body">
      <style:paragraph-properties fo:margin-left="0in" fo:margin-right="0in" fo:margin-top="0.2098in" fo:margin-bottom="0.2098in" style:contextual-spacing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color="#022c22" loext:opacity="100%" style:text-line-through-style="none" style:text-line-through-type="none" style:text-underline-style="none" style:text-blinking="false" fo:background-color="#22c55e" loext:char-shading-value="0" loext:padding="0in" loext:border="none"/>
    </style:style>
    <style:style style:name="T2" style:family="text">
      <style:text-properties fo:color="#022c22" loext:opacity="100%" style:text-line-through-style="none" style:text-line-through-type="none" style:text-underline-style="none" fo:font-weight="bold" style:text-blinking="false" fo:background-color="#22c55e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office:annotation loext:resolved="false"><dc:date>2025-12-23T09:29:16.636214300</dc:date><text:p text:style-name="Comment">HTML: &lt;meta name="created" content="00:00:00"&gt;</text:p></office:annotation><office:annotation loext:resolved="false"><dc:date>2025-12-23T09:29:16.636636300</dc:date><text:p text:style-name="Comment">HTML: &lt;meta name="changed" content="00:00:00"&gt;</text:p></office:annotation>IT Programmer &amp; Digital Solution</text:h>
      <text:p text:style-name="Text_20_body">Membangun Website • Aplikasi • Sistem Digital Profesional</text:p>
      <text:h text:style-name="P2" text:outline-level="2">💡 Tentang Saya</text:h>
      <text:p text:style-name="P3">Saya adalah seorang programmer yang berfokus pada pengembangan website, aplikasi, dan solusi IT modern untuk bisnis maupun personal. </text:p>
      <text:h text:style-name="P2" text:outline-level="2">🛠️ Layanan</text:h>
      <text:list text:style-name="L1">
        <text:list-item>
          <text:p text:style-name="P4">Website Company Profile </text:p>
        </text:list-item>
        <text:list-item>
          <text:p text:style-name="P4">Web App &amp; Dashboard </text:p>
        </text:list-item>
        <text:list-item>
          <text:p text:style-name="P4">Landing Page Promosi </text:p>
        </text:list-item>
        <text:list-item>
          <text:p text:style-name="P4">Maintenance &amp; Bug Fixing </text:p>
        </text:list-item>
        <text:list-item>
          <text:p text:style-name="P4">Custom Software Solution </text:p>
        </text:list-item>
      </text:list>
      <text:h text:style-name="P2" text:outline-level="2">🚀 Kenapa Memilih Saya?</text:h>
      <text:list text:style-name="L2">
        <text:list-item>
          <text:p text:style-name="P5">Code rapi &amp; terstruktur </text:p>
        </text:list-item>
        <text:list-item>
          <text:p text:style-name="P5">Desain modern &amp; responsif </text:p>
        </text:list-item>
        <text:list-item>
          <text:p text:style-name="P5">Konsultasi gratis </text:p>
        </text:list-item>
        <text:list-item>
          <text:p text:style-name="P5">Harga fleksibel </text:p>
        </text:list-item>
      </text:list>
      <text:p text:style-name="P6"><text:a xlink:type="simple" xlink:href="https://wa.me/6282143788812" office:target-frame-name="_blank" xlink:show="new" text:style-name="Internet_20_link" text:visited-style-name="Visited_20_Internet_20_Link"><text:span text:style-name="T1">📞 </text:span><text:span text:style-name="T2">Hubungi Saya </text:span></text:a></text:p>
      <text:p text:style-name="P7">© 2025 | Programmer &amp; IT Soluti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ucida Sans" svg:font-family="'Lucida Sans'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e5e7eb" loext:opacity="10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/>
      <style:text-properties fo:color="#e5e7eb" loext:opacity="100%" style:font-name="Arial" fo:font-family="Arial, sans-serif" style:font-name-asian="Arial" style:font-family-asian="Arial, sans-serif" style:font-name-complex="Arial" style:font-family-complex="Arial, sans-seri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402in" fo:margin-bottom="0.0799in" style:contextual-spacing="false" fo:keep-with-next="always"/>
      <style:text-properties fo:color="#38bdf8" loext:opacity="100%" style:font-name="Liberation Serif1" fo:font-family="'Liberation Serif', serif" fo:font-size="18pt" fo:font-weight="bold" style:font-name-asian="NSimSun" style:font-family-asian="NSimSun" style:font-size-asian="18pt" style:font-weight-asian="bold" style:font-name-complex="Lucida Sans" style:font-family-complex="'Lucida Sans'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799in" style:contextual-spacing="false" fo:keep-with-next="always"/>
      <style:text-properties fo:color="#e5e7eb" loext:opacity="100%" style:font-name="Liberation Serif1" fo:font-family="'Liberation Serif', serif" fo:font-size="24pt" fo:font-weight="bold" style:font-name-asian="NSimSun" style:font-family-asian="NSimSun" style:font-size-asian="24pt" style:font-weight-asian="bold" style:font-name-complex="Lucida Sans" style:font-family-complex="'Lucida Sans'" style:font-size-complex="24pt" style:font-weight-complex="bold"/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02in" fo:margin-bottom="0.3902in" fo:margin-left="0.7902in" fo:margin-right="0.3902in" fo:background-color="#0f172a" style:writing-mode="lr-tb" draw:fill="solid" draw:fill-color="#0f172a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f172a" draw:opacity="100%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Jasa Programmer &amp; IT Solution</dc:title>
    <meta:document-statistic meta:table-count="0" meta:image-count="0" meta:object-count="0" meta:page-count="1" meta:paragraph-count="17" meta:word-count="88" meta:character-count="524" meta:non-whitespace-character-count="450"/>
    <meta:generator>DOCX_Editor_Free/25.2.1.2.0$Windows_X86_64 LibreOffice_project/58af810e8b829847e901ba487452a406fab3370b</meta:generator>
    <meta:user-defined meta:name=""/>
  </office:meta>
</office:document-meta>
</file>